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порт_23_83AB" style:display-name="порт#83AB" style:family="table">
      <style:table-properties style:width="6.9271in" fo:margin-left="0in" table:align="left"/>
    </style:style>
    <style:style style:name="порт_23_83AB.A" style:display-name="порт#83AB.A" style:family="table-column">
      <style:table-column-properties style:column-width="0.6667in"/>
    </style:style>
    <style:style style:name="порт_23_83AB.B" style:display-name="порт#83AB.B" style:family="table-column">
      <style:table-column-properties style:column-width="0.8854in"/>
    </style:style>
    <style:style style:name="порт_23_83AB.C" style:display-name="порт#83AB.C" style:family="table-column">
      <style:table-column-properties style:column-width="5.375in"/>
    </style:style>
    <style:style style:name="порт_23_83AB.A1" style:display-name="порт#83AB.A1" style:family="table-cell">
      <style:table-cell-properties fo:padding="0.0382in" fo:border-left="0.05pt solid #000000" fo:border-right="none" fo:border-top="0.05pt solid #000000" fo:border-bottom="0.05pt solid #000000"/>
    </style:style>
    <style:style style:name="порт_23_83AB.C1" style:display-name="порт#83AB.C1" style:family="table-cell">
      <style:table-cell-properties fo:padding="0.0382in" fo:border="0.05pt solid #000000"/>
    </style:style>
    <style:style style:name="порт_23_83AB.A2" style:display-name="порт#83AB.A2" style:family="table-cell">
      <style:table-cell-properties fo:padding="0.0382in" fo:border-left="0.05pt solid #000000" fo:border-right="none" fo:border-top="none" fo:border-bottom="0.05pt solid #000000"/>
    </style:style>
    <style:style style:name="порт_23_83AB.C2" style:display-name="порт#83AB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6667in"/>
    </style:style>
    <style:style style:name="Table1.B" style:family="table-column">
      <style:table-column-properties style:column-width="0.8854in"/>
    </style:style>
    <style:style style:name="Table1.C" style:family="table-column">
      <style:table-column-properties style:column-width="5.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6667in"/>
    </style:style>
    <style:style style:name="Table2.B" style:family="table-column">
      <style:table-column-properties style:column-width="0.8854in"/>
    </style:style>
    <style:style style:name="Table2.C" style:family="table-column">
      <style:table-column-properties style:column-width="5.3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Соответствие_5f_адресов_5f_W5300_5f_и_5f_Z80" style:display-name="Соответствие_адресов_W5300_и_Z80" style:family="table">
      <style:table-properties style:width="6.925in" table:align="margins"/>
    </style:style>
    <style:style style:name="Соответствие_5f_адресов_5f_W5300_5f_и_5f_Z80.A" style:display-name="Соответствие_адресов_W5300_и_Z80.A" style:family="table-column">
      <style:table-column-properties style:column-width="3.4625in" style:rel-column-width="32767*"/>
    </style:style>
    <style:style style:name="Соответствие_5f_адресов_5f_W5300_5f_и_5f_Z80.A1" style:display-name="Соответствие_адресов_W5300_и_Z80.A1" style:family="table-cell">
      <style:table-cell-properties fo:padding="0.0382in" fo:border-left="0.05pt solid #000000" fo:border-right="none" fo:border-top="0.05pt solid #000000" fo:border-bottom="0.05pt solid #000000"/>
    </style:style>
    <style:style style:name="Соответствие_5f_адресов_5f_W5300_5f_и_5f_Z80.B1" style:display-name="Соответствие_адресов_W5300_и_Z80.B1" style:family="table-cell">
      <style:table-cell-properties fo:padding="0.0382in" fo:border="0.05pt solid #000000"/>
    </style:style>
    <style:style style:name="Соответствие_5f_адресов_5f_W5300_5f_и_5f_Z80.A2" style:display-name="Соответствие_адресов_W5300_и_Z80.A2" style:family="table-cell">
      <style:table-cell-properties fo:padding="0.0382in" fo:border-left="0.05pt solid #000000" fo:border-right="none" fo:border-top="none" fo:border-bottom="0.05pt solid #000000"/>
    </style:style>
    <style:style style:name="Соответствие_5f_адресов_5f_W5300_5f_и_5f_Z80.B2" style:display-name="Соответствие_адресов_W5300_и_Z80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0932f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officeooo:paragraph-rsid="0014965b"/>
    </style:style>
    <style:style style:name="P4" style:family="paragraph" style:parent-style-name="Text_20_body" style:list-style-name="L1">
      <style:paragraph-properties fo:text-align="start" style:justify-single-word="false"/>
      <style:text-properties officeooo:paragraph-rsid="0014965b"/>
    </style:style>
    <style:style style:name="P5" style:family="paragraph" style:parent-style-name="Text_20_body" style:list-style-name="L2">
      <style:paragraph-properties fo:text-align="start" style:justify-single-word="false"/>
      <style:text-properties officeooo:paragraph-rsid="0014965b"/>
    </style:style>
    <style:style style:name="P6" style:family="paragraph" style:parent-style-name="Text_20_body">
      <style:paragraph-properties fo:text-align="start" style:justify-single-word="false"/>
      <style:text-properties officeooo:paragraph-rsid="00150c24"/>
    </style:style>
    <style:style style:name="P7" style:family="paragraph" style:parent-style-name="Text_20_body">
      <style:paragraph-properties fo:text-align="start" style:justify-single-word="false"/>
      <style:text-properties officeooo:paragraph-rsid="0016f2cb"/>
    </style:style>
    <style:style style:name="P8" style:family="paragraph" style:parent-style-name="Text_20_body">
      <style:paragraph-properties fo:text-align="start" style:justify-single-word="false"/>
      <style:text-properties officeooo:paragraph-rsid="0020932f"/>
    </style:style>
    <style:style style:name="P9" style:family="paragraph" style:parent-style-name="Text_20_body">
      <style:paragraph-properties fo:text-align="start" style:justify-single-word="false"/>
      <style:text-properties officeooo:paragraph-rsid="0021bab9"/>
    </style:style>
    <style:style style:name="P10" style:family="paragraph" style:parent-style-name="Text_20_body">
      <style:paragraph-properties fo:text-align="start" style:justify-single-word="false"/>
      <style:text-properties officeooo:paragraph-rsid="0023aa0b"/>
    </style:style>
    <style:style style:name="P11" style:family="paragraph" style:parent-style-name="Text_20_body">
      <style:paragraph-properties fo:text-align="start" style:justify-single-word="false"/>
      <style:text-properties officeooo:paragraph-rsid="0025e567"/>
    </style:style>
    <style:style style:name="P12" style:family="paragraph" style:parent-style-name="Text_20_body">
      <style:paragraph-properties fo:text-align="start" style:justify-single-word="false"/>
      <style:text-properties officeooo:paragraph-rsid="0026e1ed"/>
    </style:style>
    <style:style style:name="P13" style:family="paragraph" style:parent-style-name="Heading">
      <style:paragraph-properties fo:text-align="center" style:justify-single-word="false"/>
    </style:style>
    <style:style style:name="P14" style:family="paragraph" style:parent-style-name="Heading_20_2">
      <style:paragraph-properties fo:text-align="center" style:justify-single-word="false"/>
    </style:style>
    <style:style style:name="P15" style:family="paragraph" style:parent-style-name="Heading_20_2">
      <style:paragraph-properties fo:text-align="center" style:justify-single-word="false"/>
      <style:text-properties officeooo:paragraph-rsid="0014965b"/>
    </style:style>
    <style:style style:name="P16" style:family="paragraph" style:parent-style-name="Heading_20_2">
      <style:paragraph-properties fo:text-align="center" style:justify-single-word="false"/>
      <style:text-properties officeooo:paragraph-rsid="0026e1ed"/>
    </style:style>
    <style:style style:name="P17" style:family="paragraph" style:parent-style-name="Table_20_Heading">
      <style:text-properties officeooo:paragraph-rsid="0019016f"/>
    </style:style>
    <style:style style:name="P18" style:family="paragraph" style:parent-style-name="Table_20_Heading">
      <style:text-properties officeooo:paragraph-rsid="001aaae0"/>
    </style:style>
    <style:style style:name="P19" style:family="paragraph" style:parent-style-name="Table_20_Heading">
      <style:text-properties officeooo:paragraph-rsid="001c9c0a"/>
    </style:style>
    <style:style style:name="P20" style:family="paragraph" style:parent-style-name="Table_20_Heading">
      <style:text-properties officeooo:paragraph-rsid="001cd36f"/>
    </style:style>
    <style:style style:name="P21" style:family="paragraph" style:parent-style-name="Table_20_Heading">
      <style:text-properties officeooo:paragraph-rsid="0025baeb"/>
    </style:style>
    <style:style style:name="P22" style:family="paragraph" style:parent-style-name="Heading_20_5">
      <style:paragraph-properties fo:text-align="center" style:justify-single-word="false"/>
    </style:style>
    <style:style style:name="P23" style:family="paragraph" style:parent-style-name="Heading_20_5">
      <style:paragraph-properties fo:text-align="center" style:justify-single-word="false"/>
      <style:text-properties officeooo:paragraph-rsid="001c9c0a"/>
    </style:style>
    <style:style style:name="P24" style:family="paragraph" style:parent-style-name="Heading_20_5">
      <style:paragraph-properties fo:text-align="center" style:justify-single-word="false"/>
      <style:text-properties officeooo:paragraph-rsid="001cd36f"/>
    </style:style>
    <style:style style:name="P25" style:family="paragraph" style:parent-style-name="Heading_20_5">
      <style:paragraph-properties fo:text-align="center" style:justify-single-word="false"/>
      <style:text-properties officeooo:paragraph-rsid="0020932f"/>
    </style:style>
    <style:style style:name="P26" style:family="paragraph" style:parent-style-name="Heading_20_5">
      <style:paragraph-properties fo:text-align="center" style:justify-single-word="false"/>
      <style:text-properties officeooo:paragraph-rsid="0021bab9"/>
    </style:style>
    <style:style style:name="P27" style:family="paragraph" style:parent-style-name="Table_20_Contents">
      <style:paragraph-properties fo:text-align="start" style:justify-single-word="false"/>
      <style:text-properties officeooo:paragraph-rsid="001aaae0"/>
    </style:style>
    <style:style style:name="P28" style:family="paragraph" style:parent-style-name="Table_20_Contents">
      <style:paragraph-properties fo:text-align="start" style:justify-single-word="false"/>
      <style:text-properties officeooo:paragraph-rsid="001c9c0a"/>
    </style:style>
    <style:style style:name="P29" style:family="paragraph" style:parent-style-name="Table_20_Contents">
      <style:paragraph-properties fo:text-align="start" style:justify-single-word="false"/>
      <style:text-properties officeooo:paragraph-rsid="001cd36f"/>
    </style:style>
    <style:style style:name="P30" style:family="paragraph" style:parent-style-name="Table_20_Contents">
      <style:paragraph-properties fo:text-align="start" style:justify-single-word="false"/>
      <style:text-properties officeooo:paragraph-rsid="001dd9df"/>
    </style:style>
    <style:style style:name="P31" style:family="paragraph" style:parent-style-name="Table_20_Contents">
      <style:paragraph-properties fo:text-align="start" style:justify-single-word="false"/>
      <style:text-properties officeooo:paragraph-rsid="0025baeb"/>
    </style:style>
    <style:style style:name="P32" style:family="paragraph" style:parent-style-name="Table_20_Contents">
      <style:paragraph-properties fo:text-align="start" style:justify-single-word="false"/>
      <style:text-properties officeooo:paragraph-rsid="0025e567"/>
    </style:style>
    <style:style style:name="P33" style:family="paragraph" style:parent-style-name="Table_20_Contents">
      <style:paragraph-properties fo:text-align="center" style:justify-single-word="false"/>
      <style:text-properties officeooo:paragraph-rsid="001aaae0"/>
    </style:style>
    <style:style style:name="P34" style:family="paragraph" style:parent-style-name="Table_20_Contents">
      <style:paragraph-properties fo:text-align="center" style:justify-single-word="false"/>
      <style:text-properties officeooo:paragraph-rsid="001c9c0a"/>
    </style:style>
    <style:style style:name="P35" style:family="paragraph" style:parent-style-name="Table_20_Contents">
      <style:paragraph-properties fo:text-align="center" style:justify-single-word="false"/>
      <style:text-properties officeooo:paragraph-rsid="001cd36f"/>
    </style:style>
    <style:style style:name="T1" style:family="text">
      <style:text-properties officeooo:rsid="0014965b"/>
    </style:style>
    <style:style style:name="T2" style:family="text">
      <style:text-properties officeooo:rsid="00150c24"/>
    </style:style>
    <style:style style:name="T3" style:family="text">
      <style:text-properties officeooo:rsid="0016f2cb"/>
    </style:style>
    <style:style style:name="T4" style:family="text">
      <style:text-properties officeooo:rsid="00175113"/>
    </style:style>
    <style:style style:name="T5" style:family="text">
      <style:text-properties officeooo:rsid="00177b4b"/>
    </style:style>
    <style:style style:name="T6" style:family="text">
      <style:text-properties officeooo:rsid="0019016f"/>
    </style:style>
    <style:style style:name="T7" style:family="text">
      <style:text-properties officeooo:rsid="001aaae0"/>
    </style:style>
    <style:style style:name="T8" style:family="text">
      <style:text-properties officeooo:rsid="001c9c0a"/>
    </style:style>
    <style:style style:name="T9" style:family="text">
      <style:text-properties officeooo:rsid="001cd36f"/>
    </style:style>
    <style:style style:name="T10" style:family="text">
      <style:text-properties officeooo:rsid="001dd9df"/>
    </style:style>
    <style:style style:name="T11" style:family="text">
      <style:text-properties officeooo:rsid="0020932f"/>
    </style:style>
    <style:style style:name="T12" style:family="text">
      <style:text-properties officeooo:rsid="0021bab9"/>
    </style:style>
    <style:style style:name="T13" style:family="text">
      <style:text-properties officeooo:rsid="0023aa0b"/>
    </style:style>
    <style:style style:name="T14" style:family="text">
      <style:text-properties officeooo:rsid="0023da71"/>
    </style:style>
    <style:style style:name="T15" style:family="text">
      <style:text-properties officeooo:rsid="0025baeb"/>
    </style:style>
    <style:style style:name="T16" style:family="text">
      <style:text-properties officeooo:rsid="0025e567"/>
    </style:style>
    <style:style style:name="T17" style:family="text">
      <style:text-properties officeooo:rsid="0026e1e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ZXNET+USB – сетевая и USB-карта для ZX.</text:p>
      <text:p text:style-name="P3"><text:span text:style-name="T1">Карта ZXNET+USB предназначена для шины NemoBus и Spectrum-совместимых компьютеров.</text:span></text:p>
      <text:p text:style-name="P3"><text:span text:style-name="T1">Функции: работа с ethernet (в пределах возможностей м/сх WIZnet W5300), работа с USB в режимах “host” и “device” (в пределах возможностей м/сх CYPRESS SL811HS).</text:span></text:p>
      <text:p text:style-name="P3"><text:span text:style-name="T1"/></text:p>
      <text:h text:style-name="P15" text:outline-level="2"><text:span text:style-name="T1">Описание карты</text:span></text:h>
      <text:p text:style-name="P3"><text:span text:style-name="T1">Карта состоит из следующих частей:</text:span></text:p>
      <text:list xml:id="list1048346805" text:style-name="L1">
        <text:list-item>
          <text:p text:style-name="P4"><text:span text:style-name="T1">М/сх W5300 и SL811HS</text:span></text:p>
        </text:list-item>
        <text:list-item>
          <text:p text:style-name="P4"><text:span text:style-name="T1">М/сх Altera EPM3064A</text:span></text:p>
        </text:list-item>
        <text:list-item>
          <text:p text:style-name="P4"><text:span text:style-name="T1">Разъёмы USB и ethernet</text:span></text:p>
        </text:list-item>
        <text:list-item>
          <text:p text:style-name="P4"><text:span text:style-name="T1">Аналоговые компоненты</text:span></text:p>
        </text:list-item>
      </text:list>
      <text:p text:style-name="P3"><text:span text:style-name="T1">М/сх EPM3064A выполняет следующие функции:</text:span></text:p>
      <text:list xml:id="list935017114" text:style-name="L2">
        <text:list-item>
          <text:p text:style-name="P5"><text:span text:style-name="T1">IO-mapped и memory-mapped доступ к портам W5300 и SL811HS</text:span></text:p>
        </text:list-item>
        <text:list-item>
          <text:p text:style-name="P5"><text:span text:style-name="T1">IO-порты управления картой</text:span></text:p>
        </text:list-item>
        <text:list-item>
          <text:p text:style-name="P5"><text:span text:style-name="T1">Генерация прерывания</text:span></text:p>
        </text:list-item>
      </text:list>
      <text:p text:style-name="P3"><text:span text:style-name="T1"/></text:p>
      <text:h text:style-name="P14" text:outline-level="2"><text:span text:style-name="T1">Описание портов карты</text:span></text:h>
      <text:p text:style-name="P6"><text:span text:style-name="T2">ВНИМАНИЕ! Данный документ НЕ ЯВЛЯЕТСЯ описанием работы с микросхемами W5300 и SL811HS! За всей информацией обращайтесь в соответствующие даташиты, ерраты и аппноты.</text:span></text:p>
      <text:p text:style-name="P7"><text:span text:style-name="T3">Базовый адрес IO-портов: #xxAB. Карта занимает диапазон портов #00AB, #01AB, …, #83AB.</text:span></text:p>
      <text:p text:style-name="P7"><text:span text:style-name="T3">Декодирование </text:span><text:span text:style-name="T4">IO-</text:span><text:span text:style-name="T3">адреса производится по битам адреса [7:0], сигнал IORQGE генерируется только на основе адреса, </text:span><text:span text:style-name="T5">выставленного на ША процессором</text:span><text:span text:style-name="T3">.</text:span></text:p>
      <text:h text:style-name="P22" text:outline-level="5"><text:span text:style-name="T6">#83AB – порт управления прерываниями и сбросом</text:span></text:h>
      <table:table table:name="порт#83AB" table:style-name="порт_23_83AB">
        <table:table-column table:style-name="порт_23_83AB.A"/>
        <table:table-column table:style-name="порт_23_83AB.B"/>
        <table:table-column table:style-name="порт_23_83AB.C"/>
        <table:table-header-rows>
          <table:table-row>
            <table:table-cell table:style-name="порт_23_83AB.A1" office:value-type="string">
              <text:p text:style-name="P17"><text:span text:style-name="T6">Биты</text:span></text:p>
            </table:table-cell>
            <table:table-cell table:style-name="порт_23_83AB.A1" office:value-type="string">
              <text:p text:style-name="P18"><text:span text:style-name="T7">Значение после сброса</text:span></text:p>
            </table:table-cell>
            <table:table-cell table:style-name="порт_23_83AB.C1" office:value-type="string">
              <text:p text:style-name="P18"><text:span text:style-name="T7">Функция</text:span></text:p>
            </table:table-cell>
          </table:table-row>
        </table:table-header-rows>
        <table:table-row>
          <table:table-cell table:style-name="порт_23_83AB.A2" office:value-type="string">
            <text:p text:style-name="P33"><text:span text:style-name="T7">7 (R/O)</text:span></text:p>
          </table:table-cell>
          <table:table-cell table:style-name="порт_23_83AB.A2" office:value-type="string">
            <text:p text:style-name="P33"><text:span text:style-name="T7">-</text:span></text:p>
          </table:table-cell>
          <table:table-cell table:style-name="порт_23_83AB.C2" office:value-type="string">
            <text:p text:style-name="P27"><text:span text:style-name="T7">Состояние внутреннего сигнала прерывания (1 – есть сигнал). Всегда 0, если биты этого регистра 1 и 0 в нуле.</text:span></text:p>
          </table:table-cell>
        </table:table-row>
        <table:table-row>
          <table:table-cell table:style-name="порт_23_83AB.A2" office:value-type="string">
            <text:p text:style-name="P33"><text:span text:style-name="T7">6 (R/W)</text:span></text:p>
          </table:table-cell>
          <table:table-cell table:style-name="порт_23_83AB.A2" office:value-type="string">
            <text:p text:style-name="P33"><text:span text:style-name="T7">0</text:span></text:p>
          </table:table-cell>
          <table:table-cell table:style-name="порт_23_83AB.C2" office:value-type="string">
            <text:p text:style-name="P27"><text:span text:style-name="T7">Если 1, то внутренний сигнал формирует /INT на ZX-Bus.</text:span></text:p>
          </table:table-cell>
        </table:table-row>
        <table:table-row>
          <table:table-cell table:style-name="порт_23_83AB.A2" office:value-type="string">
            <text:p text:style-name="P33"><text:span text:style-name="T7">5 (R/W)</text:span></text:p>
          </table:table-cell>
          <table:table-cell table:style-name="порт_23_83AB.A2" office:value-type="string">
            <text:p text:style-name="P33"><text:span text:style-name="T7">0</text:span></text:p>
          </table:table-cell>
          <table:table-cell table:style-name="порт_23_83AB.C2" office:value-type="string">
            <text:p text:style-name="P27"><text:span text:style-name="T7">Если 0, то установлен сигнал сброса на SL811HS (nRST=0)</text:span></text:p>
          </table:table-cell>
        </table:table-row>
        <table:table-row>
          <table:table-cell table:style-name="порт_23_83AB.A2" office:value-type="string">
            <text:p text:style-name="P33"><text:span text:style-name="T7">4 (R/W)</text:span></text:p>
          </table:table-cell>
          <table:table-cell table:style-name="порт_23_83AB.A2" office:value-type="string">
            <text:p text:style-name="P33"><text:span text:style-name="T7">0</text:span></text:p>
          </table:table-cell>
          <table:table-cell table:style-name="порт_23_83AB.C2" office:value-type="string">
            <text:p text:style-name="P27"><text:span text:style-name="T7">Если 0, то установлен сигнал сброса на W5300 </text:span><text:span text:style-name="T8">(/RESET=0)</text:span></text:p>
          </table:table-cell>
        </table:table-row>
        <table:table-row>
          <table:table-cell table:style-name="порт_23_83AB.A2" office:value-type="string">
            <text:p text:style-name="P34"><text:span text:style-name="T8">3 (R/W)</text:span></text:p>
          </table:table-cell>
          <table:table-cell table:style-name="порт_23_83AB.A2" office:value-type="string">
            <text:p text:style-name="P34"><text:span text:style-name="T8">0</text:span></text:p>
          </table:table-cell>
          <table:table-cell table:style-name="порт_23_83AB.C2" office:value-type="string">
            <text:p text:style-name="P28"><text:span text:style-name="T8">Если 1, то сигнал INTRQ от SL811HS участвует в формировании внутреннего сигнала прерывания.</text:span></text:p>
          </table:table-cell>
        </table:table-row>
        <text:soft-page-break/>
        <table:table-row>
          <table:table-cell table:style-name="порт_23_83AB.A2" office:value-type="string">
            <text:p text:style-name="P34"><text:span text:style-name="T8">2 (R/W)</text:span></text:p>
          </table:table-cell>
          <table:table-cell table:style-name="порт_23_83AB.A2" office:value-type="string">
            <text:p text:style-name="P34"><text:span text:style-name="T8">0</text:span></text:p>
          </table:table-cell>
          <table:table-cell table:style-name="порт_23_83AB.C2" office:value-type="string">
            <text:p text:style-name="P28"><text:span text:style-name="T8">Если 1, то сигнал /INT от W5300 участвует в формировании внутреннего сигнала прерывания.</text:span></text:p>
          </table:table-cell>
        </table:table-row>
        <table:table-row>
          <table:table-cell table:style-name="порт_23_83AB.A2" office:value-type="string">
            <text:p text:style-name="P34"><text:span text:style-name="T8">1 (R/O)</text:span></text:p>
          </table:table-cell>
          <table:table-cell table:style-name="порт_23_83AB.A2" office:value-type="string">
            <text:p text:style-name="P34"><text:span text:style-name="T8">-</text:span></text:p>
          </table:table-cell>
          <table:table-cell table:style-name="порт_23_83AB.C2" office:value-type="string">
            <text:p text:style-name="P28"><text:span text:style-name="T8">Если 1, то установлен сигнал INTRQ от SL811HS (INTRQ=1)</text:span></text:p>
          </table:table-cell>
        </table:table-row>
        <table:table-row>
          <table:table-cell table:style-name="порт_23_83AB.A2" office:value-type="string">
            <text:p text:style-name="P34"><text:span text:style-name="T8">0 (R/O)</text:span></text:p>
          </table:table-cell>
          <table:table-cell table:style-name="порт_23_83AB.A2" office:value-type="string">
            <text:p text:style-name="P34"><text:span text:style-name="T8">-</text:span></text:p>
          </table:table-cell>
          <table:table-cell table:style-name="порт_23_83AB.C2" office:value-type="string">
            <text:p text:style-name="P28"><text:span text:style-name="T8">Если 1, то установлен сигнал /INT от W5300 (/INT=0)</text:span></text:p>
          </table:table-cell>
        </table:table-row>
      </table:table>
      <text:p text:style-name="P2"><text:span text:style-name="T6"/></text:p>
      <text:h text:style-name="P23" text:outline-level="5"><text:span text:style-name="T6">#8</text:span><text:span text:style-name="T8">2</text:span><text:span text:style-name="T6">AB – порт управления </text:span><text:span text:style-name="T8">W5300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9"><text:span text:style-name="T6">Биты</text:span></text:p>
            </table:table-cell>
            <table:table-cell table:style-name="Table1.A1" office:value-type="string">
              <text:p text:style-name="P19"><text:span text:style-name="T7">Значение после сброса</text:span></text:p>
            </table:table-cell>
            <table:table-cell table:style-name="Table1.C1" office:value-type="string">
              <text:p text:style-name="P19"><text:span text:style-name="T7">Функция</text:span></text:p>
            </table:table-cell>
          </table:table-row>
        </table:table-header-rows>
        <table:table-row>
          <table:table-cell table:style-name="Table1.A2" office:value-type="string">
            <text:p text:style-name="P34"><text:span text:style-name="T7">7:</text:span><text:span text:style-name="T8">5</text:span><text:span text:style-name="T7"> (R/</text:span><text:span text:style-name="T8">W</text:span><text:span text:style-name="T7">)</text:span></text:p>
          </table:table-cell>
          <table:table-cell table:style-name="Table1.A2" office:value-type="string">
            <text:p text:style-name="P34"><text:span text:style-name="T8">3'b000</text:span></text:p>
          </table:table-cell>
          <table:table-cell table:style-name="Table1.C2" office:value-type="string">
            <text:p text:style-name="P28"><text:span text:style-name="T8">Старшие 3 бита адреса W5300 (ADDR[9:7]) при обращении к ней через порты #00AB..#7FAB.</text:span></text:p>
          </table:table-cell>
        </table:table-row>
        <table:table-row>
          <table:table-cell table:style-name="Table1.A2" office:value-type="string">
            <text:p text:style-name="P34"><text:span text:style-name="T8">4</text:span><text:span text:style-name="T7"> (R/W)</text:span></text:p>
          </table:table-cell>
          <table:table-cell table:style-name="Table1.A2" office:value-type="string">
            <text:p text:style-name="P34"><text:span text:style-name="T7">0</text:span></text:p>
          </table:table-cell>
          <table:table-cell table:style-name="Table1.C2" office:value-type="string">
            <text:p text:style-name="P28"><text:span text:style-name="T7">Если 1, то </text:span><text:span text:style-name="T8">W5300 доступна в портах #00AB..#7FAB, при этом SL811HS в этих же портах становится недоступна. Биты адреса W5300 ADDR[6:0] равны битам ША A[14:8], также учитывается бит 3 данного порта.</text:span></text:p>
          </table:table-cell>
        </table:table-row>
        <table:table-row>
          <table:table-cell table:style-name="Table1.A2" office:value-type="string">
            <text:p text:style-name="P34"><text:span text:style-name="T8">3</text:span><text:span text:style-name="T7"> (R/W)</text:span></text:p>
          </table:table-cell>
          <table:table-cell table:style-name="Table1.A2" office:value-type="string">
            <text:p text:style-name="P34"><text:span text:style-name="T7">0</text:span></text:p>
          </table:table-cell>
          <table:table-cell table:style-name="Table1.C2" office:value-type="string">
            <text:p text:style-name="P28"><text:span text:style-name="T7">Если </text:span><text:span text:style-name="T8">1</text:span><text:span text:style-name="T7">, то </text:span><text:span text:style-name="T8">при любом обращении к W5300 инвертируется ADDR[0] (действует как для mem-mapped обращений, так и для IO-mapped обращений).</text:span></text:p>
          </table:table-cell>
        </table:table-row>
        <table:table-row>
          <table:table-cell table:style-name="Table1.A2" office:value-type="string">
            <text:p text:style-name="P34"><text:span text:style-name="T8">2</text:span><text:span text:style-name="T7"> (R/W)</text:span></text:p>
          </table:table-cell>
          <table:table-cell table:style-name="Table1.A2" office:value-type="string">
            <text:p text:style-name="P34"><text:span text:style-name="T7">0</text:span></text:p>
          </table:table-cell>
          <table:table-cell table:style-name="Table1.C2" office:value-type="string">
            <text:p text:style-name="P28"><text:span text:style-name="T7">Если </text:span><text:span text:style-name="T8">1</text:span><text:span text:style-name="T7">, то </text:span><text:span text:style-name="T8">адресное пространство W5300 подставляется вместо ROM адресного пространства Z80 (см. также биты 1:0 <text:s/>данного порта).</text:span></text:p>
          </table:table-cell>
        </table:table-row>
        <table:table-row>
          <table:table-cell table:style-name="Table1.A2" office:value-type="string">
            <text:p text:style-name="P34"><text:span text:style-name="T8">1:0 (R/W)</text:span></text:p>
          </table:table-cell>
          <table:table-cell table:style-name="Table1.A2" office:value-type="string">
            <text:p text:style-name="P34"><text:span text:style-name="T8">2'b00</text:span></text:p>
          </table:table-cell>
          <table:table-cell table:style-name="Table1.C2" office:value-type="string">
            <text:p text:style-name="P28"><text:span text:style-name="T8">Область адресного пространства Z80, в котором происходит подстановка W5300 вместо ROM. 2'b00 – #0000..#3FFF, 2'b01 – #4000..#7FFF, 2'b10 – #8000..#BFFF, 2'b11 – #C000..#FFFF.</text:span></text:p>
          </table:table-cell>
        </table:table-row>
      </table:table>
      <text:p text:style-name="P1"><text:span text:style-name="T11">Не допускается одновременно устанавливать в 1 биты 2 и 4 данного порта.</text:span></text:p>
      <text:h text:style-name="P24" text:outline-level="5"><text:span text:style-name="T6">#8</text:span><text:span text:style-name="T9">1</text:span><text:span text:style-name="T6">AB – порт управления </text:span><text:span text:style-name="T9">SL811HS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20"><text:span text:style-name="T6">Биты</text:span></text:p>
            </table:table-cell>
            <table:table-cell table:style-name="Table2.A1" office:value-type="string">
              <text:p text:style-name="P20"><text:span text:style-name="T7">Значение после сброса</text:span></text:p>
            </table:table-cell>
            <table:table-cell table:style-name="Table2.C1" office:value-type="string">
              <text:p text:style-name="P20"><text:span text:style-name="T7">Функция</text:span></text:p>
            </table:table-cell>
          </table:table-row>
        </table:table-header-rows>
        <table:table-row>
          <table:table-cell table:style-name="Table2.A2" office:value-type="string">
            <text:p text:style-name="P35"><text:span text:style-name="T7">7:</text:span><text:span text:style-name="T9">2</text:span><text:span text:style-name="T7"> </text:span><text:span text:style-name="T9">(-)</text:span></text:p>
          </table:table-cell>
          <table:table-cell table:style-name="Table2.A2" office:value-type="string">
            <text:p text:style-name="P35"><text:span text:style-name="T9">-</text:span></text:p>
          </table:table-cell>
          <table:table-cell table:style-name="Table2.C2" office:value-type="string">
            <text:p text:style-name="P29"><text:span text:style-name="T9">Не используются: при чтении значение не определено, при записи устанавливать в 0.</text:span></text:p>
          </table:table-cell>
        </table:table-row>
        <table:table-row>
          <table:table-cell table:style-name="Table2.A2" office:value-type="string">
            <text:p text:style-name="P35"><text:span text:style-name="T9">1</text:span><text:span text:style-name="T7"> (R/</text:span><text:span text:style-name="T9">O</text:span><text:span text:style-name="T7">)</text:span></text:p>
          </table:table-cell>
          <table:table-cell table:style-name="Table2.A2" office:value-type="string">
            <text:p text:style-name="P35"><text:span text:style-name="T9">-</text:span></text:p>
          </table:table-cell>
          <table:table-cell table:style-name="Table2.C2" office:value-type="string">
            <text:p text:style-name="P29"><text:span text:style-name="T9">Если 1, то на разъёме USB присутствует питание.</text:span></text:p>
          </table:table-cell>
        </table:table-row>
        <table:table-row>
          <table:table-cell table:style-name="Table2.A2" office:value-type="string">
            <text:p text:style-name="P35"><text:span text:style-name="T8">0 (R/W)</text:span></text:p>
          </table:table-cell>
          <table:table-cell table:style-name="Table2.A2" office:value-type="string">
            <text:p text:style-name="P35"><text:span text:style-name="T9">1</text:span></text:p>
          </table:table-cell>
          <table:table-cell table:style-name="Table2.C2" office:value-type="string">
            <text:p text:style-name="P30"><text:span text:style-name="T10">Управление сигналом M/S SL811HS и подачей питания на USB-разъём с платы. Если 0, то M/S=0 (SL811HS – хост), питание подано. Если 1, то M/S=1 (SL811HS – девайс), питание не подано.</text:span></text:p>
          </table:table-cell>
        </table:table-row>
      </table:table>
      <text:h text:style-name="P25" text:outline-level="5"><text:soft-page-break/><text:span text:style-name="T6"/></text:h>
      <text:h text:style-name="P25" text:outline-level="5"><text:span text:style-name="T6">#8</text:span><text:span text:style-name="T11">0</text:span><text:span text:style-name="T6">AB – </text:span><text:span text:style-name="T11">адресный регистр</text:span><text:span text:style-name="T6"> </text:span><text:span text:style-name="T9">SL811HS</text:span></text:h>
      <text:p text:style-name="P8"><text:span text:style-name="T11">Недоступен, если бит </text:span><text:span text:style-name="T12">4 порта #82AB установлен в 1.</text:span></text:p>
      <text:h text:style-name="P26" text:outline-level="5"><text:span text:style-name="T6">#</text:span><text:span text:style-name="T12">00</text:span><text:span text:style-name="T6">AB..</text:span><text:span text:style-name="T12">#7FAB</text:span><text:span text:style-name="T6"> – </text:span><text:span text:style-name="T12">регистр данных SL811HS или адресное пространство W5300</text:span></text:h>
      <text:p text:style-name="P9"><text:span text:style-name="T12">Регистр данных SL811HS, если бит 4 порта #82AB установлен в 0. Адресное пространство W5300 иначе.</text:span></text:p>
      <text:p text:style-name="P9"><text:span text:style-name="T12"/></text:p>
      <text:h text:style-name="P14" text:outline-level="2"><text:span text:style-name="T13">Memmapped обращения в W5300</text:span></text:h>
      <text:p text:style-name="P10"><text:span text:style-name="T13">Адресное пространство W5300 подставляется в адресное пространство Z80 в случае, если установлен бит 2 порта #82AB и биты адреса ША [15:14] совпадают с битами [1:0] порта #82AB. </text:span><text:span text:style-name="T14">Любая з</text:span><text:span text:style-name="T13">апись в указанное окно адресно</text:span><text:span text:style-name="T14">го</text:span><text:span text:style-name="T13"> пространств</text:span><text:span text:style-name="T14">а </text:span><text:span text:style-name="T13">также приводит к записи в W5300, чтение же идёт из W5300 только если в указанное окно адресного пространства подключен</text:span><text:span text:style-name="T14">о</text:span><text:span text:style-name="T13"> ROM (сигнал /CSROM активен). При таких обращениях учитывается бит 3 порта #82AB.</text:span></text:p>
      <text:p text:style-name="P10"><text:span text:style-name="T13">Адреса внутри окна адресного пространства (+#0000..+#3FFF) преобразуются в адреса W5300 следующим образом (приведено для случая, когда бит 3 порта #82AB установлен в 0):</text:span></text:p>
      <table:table table:name="Соответствие_адресов_W5300_и_Z80" table:style-name="Соответствие_5f_адресов_5f_W5300_5f_и_5f_Z80">
        <table:table-column table:style-name="Соответствие_5f_адресов_5f_W5300_5f_и_5f_Z80.A" table:number-columns-repeated="2"/>
        <table:table-header-rows>
          <table:table-row>
            <table:table-cell table:style-name="Соответствие_5f_адресов_5f_W5300_5f_и_5f_Z80.A1" office:value-type="string">
              <text:p text:style-name="P21"><text:span text:style-name="T15">Смещение в окне адресного пространства Z80</text:span></text:p>
            </table:table-cell>
            <table:table-cell table:style-name="Соответствие_5f_адресов_5f_W5300_5f_и_5f_Z80.B1" office:value-type="string">
              <text:p text:style-name="P21"><text:span text:style-name="T15">Адреса W5300</text:span></text:p>
            </table:table-cell>
          </table:table-row>
        </table:table-header-rows>
        <table:table-row>
          <table:table-cell table:style-name="Соответствие_5f_адресов_5f_W5300_5f_и_5f_Z80.A2" office:value-type="string">
            <text:p text:style-name="P31"><text:span text:style-name="T15">#0000..#1FFF</text:span></text:p>
          </table:table-cell>
          <table:table-cell table:style-name="Соответствие_5f_адресов_5f_W5300_5f_и_5f_Z80.B2" office:value-type="string">
            <text:p text:style-name="P31"><text:span text:style-name="T15">Всё адресное пространство W5300 (1024 байта) в неизменном виде, повторяется 8 раз.</text:span></text:p>
          </table:table-cell>
        </table:table-row>
        <table:table-row>
          <table:table-cell table:style-name="Соответствие_5f_адресов_5f_W5300_5f_и_5f_Z80.A2" office:value-type="string">
            <text:p text:style-name="P31"><text:span text:style-name="T15">#2000..#21FF</text:span></text:p>
          </table:table-cell>
          <table:table-cell table:style-name="Соответствие_5f_адресов_5f_W5300_5f_и_5f_Z80.B2" office:value-type="string">
            <text:p text:style-name="P31"><text:span text:style-name="T15">Повторение 256 раз регистров #22E, #22F (socket 0 TX FIFO register)</text:span></text:p>
          </table:table-cell>
        </table:table-row>
        <table:table-row>
          <table:table-cell table:style-name="Соответствие_5f_адресов_5f_W5300_5f_и_5f_Z80.A2" office:value-type="string">
            <text:p text:style-name="P31"><text:span text:style-name="T15">#2200..#23FF</text:span></text:p>
          </table:table-cell>
          <table:table-cell table:style-name="Соответствие_5f_адресов_5f_W5300_5f_и_5f_Z80.B2" office:value-type="string">
            <text:p text:style-name="P31"><text:span text:style-name="T15">Повторение 256 раз регистров #26E, #26F (socket 1 TX FIFO register)</text:span></text:p>
          </table:table-cell>
        </table:table-row>
        <table:table-row>
          <table:table-cell table:style-name="Соответствие_5f_адресов_5f_W5300_5f_и_5f_Z80.A2" office:value-type="string">
            <text:p text:style-name="P31"><text:span text:style-name="T15">#2400..#25FF</text:span></text:p>
          </table:table-cell>
          <table:table-cell table:style-name="Соответствие_5f_адресов_5f_W5300_5f_и_5f_Z80.B2" office:value-type="string">
            <text:p text:style-name="P31"><text:span text:style-name="T15">Повторение 256 раз регистров #2AE, #2AF (socket 2 TX FIFO register)</text:span></text:p>
          </table:table-cell>
        </table:table-row>
        <table:table-row>
          <table:table-cell table:style-name="Соответствие_5f_адресов_5f_W5300_5f_и_5f_Z80.A2" office:value-type="string">
            <text:p text:style-name="P31"><text:span text:style-name="T15">#2600..#27FF</text:span></text:p>
          </table:table-cell>
          <table:table-cell table:style-name="Соответствие_5f_адресов_5f_W5300_5f_и_5f_Z80.B2" office:value-type="string">
            <text:p text:style-name="P31"><text:span text:style-name="T15">Повторение 256 раз регистров #2EE, #2EF (socket 3 TX FIFO register)</text:span></text:p>
          </table:table-cell>
        </table:table-row>
        <table:table-row>
          <table:table-cell table:style-name="Соответствие_5f_адресов_5f_W5300_5f_и_5f_Z80.A2" office:value-type="string">
            <text:p text:style-name="P31"><text:span text:style-name="T15">#2800..#29FF</text:span></text:p>
          </table:table-cell>
          <table:table-cell table:style-name="Соответствие_5f_адресов_5f_W5300_5f_и_5f_Z80.B2" office:value-type="string">
            <text:p text:style-name="P31"><text:span text:style-name="T15">Повторение 256 раз регистров #32E, #32F (socket 4 TX FIFO register)</text:span></text:p>
          </table:table-cell>
        </table:table-row>
        <table:table-row>
          <table:table-cell table:style-name="Соответствие_5f_адресов_5f_W5300_5f_и_5f_Z80.A2" office:value-type="string">
            <text:p text:style-name="P31"><text:span text:style-name="T15">#2A00..#2BFF</text:span></text:p>
          </table:table-cell>
          <table:table-cell table:style-name="Соответствие_5f_адресов_5f_W5300_5f_и_5f_Z80.B2" office:value-type="string">
            <text:p text:style-name="P31"><text:span text:style-name="T15">Повторение 256 раз регистров #36E, #36F (socket 5 TX FIFO register)</text:span></text:p>
          </table:table-cell>
        </table:table-row>
        <table:table-row>
          <table:table-cell table:style-name="Соответствие_5f_адресов_5f_W5300_5f_и_5f_Z80.A2" office:value-type="string">
            <text:p text:style-name="P31"><text:span text:style-name="T15">#2C00..#2DFF</text:span></text:p>
          </table:table-cell>
          <table:table-cell table:style-name="Соответствие_5f_адресов_5f_W5300_5f_и_5f_Z80.B2" office:value-type="string">
            <text:p text:style-name="P31"><text:span text:style-name="T15">Повторение 256 раз регистров #3AE, #3AF (socket 6 TX FIFO register)</text:span></text:p>
          </table:table-cell>
        </table:table-row>
        <table:table-row>
          <table:table-cell table:style-name="Соответствие_5f_адресов_5f_W5300_5f_и_5f_Z80.A2" office:value-type="string">
            <text:p text:style-name="P31"><text:span text:style-name="T15">#2E00..#2FFF</text:span></text:p>
          </table:table-cell>
          <table:table-cell table:style-name="Соответствие_5f_адресов_5f_W5300_5f_и_5f_Z80.B2" office:value-type="string">
            <text:p text:style-name="P31"><text:span text:style-name="T15">Повторение 256 раз регистров #3EE, #3EF (socket 7 TX FIFO register)</text:span></text:p>
          </table:table-cell>
        </table:table-row>
        <table:table-row>
          <table:table-cell table:style-name="Соответствие_5f_адресов_5f_W5300_5f_и_5f_Z80.A2" office:value-type="string">
            <text:p text:style-name="P31"><text:span text:style-name="T15">#3000..#31FF</text:span></text:p>
          </table:table-cell>
          <table:table-cell table:style-name="Соответствие_5f_адресов_5f_W5300_5f_и_5f_Z80.B2" office:value-type="string">
            <text:p text:style-name="P32"><text:span text:style-name="T16">Повторение 256 раз регистров #230, #231 (socket 0 RX FIFO register)</text:span></text:p>
          </table:table-cell>
        </table:table-row>
        <text:soft-page-break/>
        <table:table-row>
          <table:table-cell table:style-name="Соответствие_5f_адресов_5f_W5300_5f_и_5f_Z80.A2" office:value-type="string">
            <text:p text:style-name="P31"><text:span text:style-name="T15">#3200..#33FF</text:span></text:p>
          </table:table-cell>
          <table:table-cell table:style-name="Соответствие_5f_адресов_5f_W5300_5f_и_5f_Z80.B2" office:value-type="string">
            <text:p text:style-name="P32"><text:span text:style-name="T16">Повторение 256 раз регистров #270, #271 (socket 1 RX FIFO register)</text:span></text:p>
          </table:table-cell>
        </table:table-row>
        <table:table-row>
          <table:table-cell table:style-name="Соответствие_5f_адресов_5f_W5300_5f_и_5f_Z80.A2" office:value-type="string">
            <text:p text:style-name="P31"><text:span text:style-name="T15">#3400..#35FF</text:span></text:p>
          </table:table-cell>
          <table:table-cell table:style-name="Соответствие_5f_адресов_5f_W5300_5f_и_5f_Z80.B2" office:value-type="string">
            <text:p text:style-name="P32"><text:span text:style-name="T16">Повторение 256 раз регистров #2B0, #2B1 (socket 2 RX FIFO register)</text:span></text:p>
          </table:table-cell>
        </table:table-row>
        <table:table-row>
          <table:table-cell table:style-name="Соответствие_5f_адресов_5f_W5300_5f_и_5f_Z80.A2" office:value-type="string">
            <text:p text:style-name="P31"><text:span text:style-name="T15">#3600..#37FF</text:span></text:p>
          </table:table-cell>
          <table:table-cell table:style-name="Соответствие_5f_адресов_5f_W5300_5f_и_5f_Z80.B2" office:value-type="string">
            <text:p text:style-name="P32"><text:span text:style-name="T16">Повторение 256 раз регистров #2F0, #2F1 (socket 3 RX FIFO register)</text:span></text:p>
          </table:table-cell>
        </table:table-row>
        <table:table-row>
          <table:table-cell table:style-name="Соответствие_5f_адресов_5f_W5300_5f_и_5f_Z80.A2" office:value-type="string">
            <text:p text:style-name="P31"><text:span text:style-name="T15">#3800..#39FF</text:span></text:p>
          </table:table-cell>
          <table:table-cell table:style-name="Соответствие_5f_адресов_5f_W5300_5f_и_5f_Z80.B2" office:value-type="string">
            <text:p text:style-name="P32"><text:span text:style-name="T16">Повторение 256 раз регистров #330, #331 (socket 4 RX FIFO register)</text:span></text:p>
          </table:table-cell>
        </table:table-row>
        <table:table-row>
          <table:table-cell table:style-name="Соответствие_5f_адресов_5f_W5300_5f_и_5f_Z80.A2" office:value-type="string">
            <text:p text:style-name="P31"><text:span text:style-name="T15">#3A00..#3BFF</text:span></text:p>
          </table:table-cell>
          <table:table-cell table:style-name="Соответствие_5f_адресов_5f_W5300_5f_и_5f_Z80.B2" office:value-type="string">
            <text:p text:style-name="P32"><text:span text:style-name="T16">Повторение 256 раз регистров #370, #371 (socket 5 RX FIFO register)</text:span></text:p>
          </table:table-cell>
        </table:table-row>
        <table:table-row>
          <table:table-cell table:style-name="Соответствие_5f_адресов_5f_W5300_5f_и_5f_Z80.A2" office:value-type="string">
            <text:p text:style-name="P31"><text:span text:style-name="T15">#3C00..#3DFF</text:span></text:p>
          </table:table-cell>
          <table:table-cell table:style-name="Соответствие_5f_адресов_5f_W5300_5f_и_5f_Z80.B2" office:value-type="string">
            <text:p text:style-name="P32"><text:span text:style-name="T16">Повторение 256 раз регистров #3B0, #3B1 (socket 6 RX FIFO register)</text:span></text:p>
          </table:table-cell>
        </table:table-row>
        <table:table-row>
          <table:table-cell table:style-name="Соответствие_5f_адресов_5f_W5300_5f_и_5f_Z80.A2" office:value-type="string">
            <text:p text:style-name="P31"><text:span text:style-name="T15">#3E00..#3FFF</text:span></text:p>
          </table:table-cell>
          <table:table-cell table:style-name="Соответствие_5f_адресов_5f_W5300_5f_и_5f_Z80.B2" office:value-type="string">
            <text:p text:style-name="P32"><text:span text:style-name="T16">Повторение 256 раз регистров #3F0, #3F1 (socket 7 RX FIFO register)</text:span></text:p>
          </table:table-cell>
        </table:table-row>
      </table:table>
      <text:p text:style-name="P11"><text:span text:style-name="T16"/></text:p>
      <text:h text:style-name="P16" text:outline-level="2"><text:span text:style-name="T17">Работа с SL811HS</text:span></text:h>
      <text:p text:style-name="P12"><text:span text:style-name="T17">Режимы host/device следует переключать ????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3T23:05:55</meta:creation-date>
    <dc:date>2013-06-05T11:01:12</dc:date>
    <meta:editing-duration>P1DT11H53M37S</meta:editing-duration>
    <meta:editing-cycles>20</meta:editing-cycles>
    <meta:generator>LibreOffice/3.6$Linux_X86_64 LibreOffice_project/360m1$Build-2</meta:generator>
    <meta:document-statistic meta:table-count="4" meta:image-count="0" meta:object-count="0" meta:page-count="4" meta:paragraph-count="123" meta:word-count="829" meta:character-count="5325" meta:non-whitespace-character-count="4625"/>
  </office:meta>
</office:document-meta>
</file>